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-0.375in" text:min-label-width="0.5in" text:list-level-position-and-space-mode="label-alignment">
          <style:list-level-label-alignment text:label-followed-by="listtab" fo:margin-left="0.1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125in" text:list-level-position-and-space-mode="label-alignment">
          <style:list-level-label-alignment text:label-followed-by="listtab" fo:margin-left="0.875in" fo:text-indent="-0.125in"/>
        </style:list-level-properties>
      </text:list-level-style-number>
      <text:list-level-style-number text:level="4" style:num-suffix="." style:num-format="1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125in" text:list-level-position-and-space-mode="label-alignment">
          <style:list-level-label-alignment text:label-followed-by="listtab" fo:margin-left="2.375in" fo:text-indent="-0.125in"/>
        </style:list-level-properties>
      </text:list-level-style-number>
      <text:list-level-style-number text:level="7" style:num-suffix="." style:num-format="1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5in" text:min-label-width="0.125in" text:list-level-position-and-space-mode="label-alignment">
          <style:list-level-label-alignment text:label-followed-by="listtab" fo:margin-left="3.8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-0.375in" text:min-label-width="0.5in" text:list-level-position-and-space-mode="label-alignment">
          <style:list-level-label-alignment text:label-followed-by="listtab" fo:margin-left="0.1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625in" text:min-label-width="0.5in" text:list-level-position-and-space-mode="label-alignment">
          <style:list-level-label-alignment text:label-followed-by="listtab" fo:margin-left="1.1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7">
      <text:list-level-style-number text:level="1" text:style-name="WW_CharLFO27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start" fo:margin-right="-0.5625in"/>
    </style:style>
    <style:style style:name="T3" style:parent-style-name="DefaultParagraphFont" style:family="text">
      <style:text-properties style:font-name="Century Gothic" fo:font-size="7pt" style:font-size-asian="7pt" style:font-size-complex="7pt"/>
    </style:style>
    <style:style style:name="T4" style:parent-style-name="DefaultParagraphFont" style:family="text">
      <style:text-properties style:font-name="Century Gothic" fo:font-size="7pt" style:font-size-asian="7pt" style:font-size-complex="7pt"/>
    </style:style>
    <style:style style:name="T5" style:parent-style-name="DefaultParagraphFont" style:family="text">
      <style:text-properties style:font-name="Century Gothic" fo:font-size="7pt" style:font-size-asian="7pt" style:font-size-complex="7pt"/>
    </style:style>
    <style:style style:name="T6" style:parent-style-name="DefaultParagraphFont" style:family="text">
      <style:text-properties style:font-name="Century Gothic" style:text-position="super 64.2%" fo:font-size="7pt" style:font-size-asian="7pt" style:font-size-complex="7pt"/>
    </style:style>
    <style:style style:name="T7" style:parent-style-name="DefaultParagraphFont" style:family="text">
      <style:text-properties style:font-name="Century Gothic" fo:font-size="7pt" style:font-size-asian="7pt" style:font-size-complex="7pt"/>
    </style:style>
    <style:style style:name="T8" style:parent-style-name="DefaultParagraphFont" style:family="text">
      <style:text-properties style:font-name="Century Gothic" style:text-position="super 64.2%" fo:font-size="7pt" style:font-size-asian="7pt" style:font-size-complex="7pt"/>
    </style:style>
    <style:style style:name="T9" style:parent-style-name="DefaultParagraphFont" style:family="text">
      <style:text-properties style:font-name="Century Gothic" fo:font-size="7pt" style:font-size-asian="7pt" style:font-size-complex="7pt"/>
    </style:style>
    <style:style style:name="T10" style:parent-style-name="DefaultParagraphFont" style:family="text">
      <style:text-properties style:font-name="Century Gothic" style:text-position="super 64.2%" fo:font-size="7pt" style:font-size-asian="7pt" style:font-size-complex="7pt"/>
    </style:style>
    <style:style style:name="T11" style:parent-style-name="DefaultParagraphFont" style:family="text">
      <style:text-properties style:font-name="Century Gothic" fo:font-size="7pt" style:font-size-asian="7pt" style:font-size-complex="7pt"/>
    </style:style>
    <style:style style:name="P12" style:parent-style-name="Normal" style:family="paragraph">
      <style:paragraph-properties fo:text-align="start" fo:margin-right="-0.5625in"/>
    </style:style>
    <style:style style:name="T13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15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6" style:parent-style-name="ListParagraph" style:list-style-name="LFO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17" style:parent-style-name="ListParagraph" style:list-style-name="LFO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18" style:parent-style-name="ListParagraph" style:list-style-name="LFO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19" style:parent-style-name="ListParagraph" style:list-style-name="LFO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0" style:parent-style-name="ListParagraph" style:list-style-name="LFO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1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2" style:parent-style-name="ListParagraph" style:list-style-name="LFO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3" style:parent-style-name="ListParagraph" style:list-style-name="LFO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4" style:parent-style-name="ListParagraph" style:list-style-name="LFO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5" style:parent-style-name="ListParagraph" style:list-style-name="LFO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6" style:parent-style-name="ListParagraph" style:list-style-name="LFO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7" style:parent-style-name="ListParagraph" style:list-style-name="LFO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8" style:parent-style-name="ListParagraph" style:list-style-name="LFO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29" style:parent-style-name="Normal" style:family="paragraph">
      <style:paragraph-properties fo:text-align="start" fo:margin-right="-0.5625in"/>
    </style:style>
    <style:style style:name="T30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32" style:parent-style-name="ListParagraph" style:list-style-name="LFO10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3" style:parent-style-name="ListParagraph" style:list-style-name="LFO10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4" style:parent-style-name="ListParagraph" style:list-style-name="LFO10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5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36" style:parent-style-name="ListParagraph" style:list-style-name="LFO1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7" style:parent-style-name="ListParagraph" style:list-style-name="LFO1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8" style:parent-style-name="ListParagraph" style:list-style-name="LFO1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9" style:parent-style-name="ListParagraph" style:list-style-name="LFO1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41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2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3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4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5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6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7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8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9" style:parent-style-name="ListParagraph" style:list-style-name="LFO1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51" style:parent-style-name="ListParagraph" style:list-style-name="LFO1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2" style:parent-style-name="ListParagraph" style:list-style-name="LFO1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3" style:parent-style-name="ListParagraph" style:list-style-name="LFO18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4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55" style:parent-style-name="ListParagraph" style:list-style-name="LFO1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6" style:parent-style-name="ListParagraph" style:list-style-name="LFO1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7" style:parent-style-name="ListParagraph" style:list-style-name="LFO1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8" style:parent-style-name="ListParagraph" style:list-style-name="LFO1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9" style:parent-style-name="ListParagraph" style:list-style-name="LFO1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0" style:parent-style-name="ListParagraph" style:list-style-name="LFO19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1" style:parent-style-name="Normal" style:family="paragraph">
      <style:paragraph-properties fo:text-align="start" fo:margin-left="0.25in" fo:margin-right="-0.5625in">
        <style:tab-stops/>
      </style:paragraph-properties>
      <style:text-properties style:font-name="Century Gothic" fo:font-size="7pt" style:font-size-asian="7pt" style:font-size-complex="7pt"/>
    </style:style>
    <style:style style:name="P62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65" style:parent-style-name="Normal" style:family="paragraph">
      <style:paragraph-properties fo:text-align="start" fo:margin-right="-0.5625in"/>
    </style:style>
    <style:style style:name="T66" style:parent-style-name="DefaultParagraphFont" style:family="text">
      <style:text-properties style:font-name="Century Gothic" fo:font-size="8pt" style:font-size-asian="8pt" style:font-size-complex="8pt"/>
    </style:style>
    <style:style style:name="T67" style:parent-style-name="DefaultParagraphFont" style:family="text">
      <style:text-properties style:font-name="Century Gothic" style:text-position="super 62.5%" fo:font-size="8pt" style:font-size-asian="8pt" style:font-size-complex="8pt"/>
    </style:style>
    <style:style style:name="T68" style:parent-style-name="DefaultParagraphFont" style:family="text">
      <style:text-properties style:font-name="Century Gothic" fo:font-size="8pt" style:font-size-asian="8pt" style:font-size-complex="8pt"/>
    </style:style>
    <style:style style:name="T69" style:parent-style-name="DefaultParagraphFont" style:family="text">
      <style:text-properties style:font-name="Century Gothic" style:text-position="super 62.5%" fo:font-size="8pt" style:font-size-asian="8pt" style:font-size-complex="8pt"/>
    </style:style>
    <style:style style:name="T70" style:parent-style-name="DefaultParagraphFont" style:family="text">
      <style:text-properties style:font-name="Century Gothic" fo:font-size="8pt" style:font-size-asian="8pt" style:font-size-complex="8pt"/>
    </style:style>
    <style:style style:name="T71" style:parent-style-name="DefaultParagraphFont" style:family="text">
      <style:text-properties style:font-name="Century Gothic" style:text-position="super 62.5%" fo:font-size="8pt" style:font-size-asian="8pt" style:font-size-complex="8pt"/>
    </style:style>
    <style:style style:name="T72" style:parent-style-name="DefaultParagraphFont" style:family="text">
      <style:text-properties style:font-name="Century Gothic" fo:font-size="8pt" style:font-size-asian="8pt" style:font-size-complex="8pt"/>
    </style:style>
    <style:style style:name="P73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74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75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76" style:parent-style-name="ListParagraph" style:list-style-name="LFO12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77" style:parent-style-name="ListParagraph" style:list-style-name="LFO12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78" style:parent-style-name="ListParagraph" style:list-style-name="LFO12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79" style:parent-style-name="ListParagraph" style:list-style-name="LFO12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8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81" style:parent-style-name="ListParagraph" style:list-style-name="LFO13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82" style:parent-style-name="ListParagraph" style:list-style-name="LFO13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83" style:parent-style-name="ListParagraph" style:list-style-name="LFO13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84" style:parent-style-name="ListParagraph" style:list-style-name="LFO13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85" style:parent-style-name="ListParagraph" style:list-style-name="LFO13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86" style:parent-style-name="ListParagraph" style:list-style-name="LFO13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87" style:parent-style-name="ListParagraph" style:list-style-name="LFO13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88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89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0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1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2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3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4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5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6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7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8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9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00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1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2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3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4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5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6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7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08" style:parent-style-name="ListParagraph" style:list-style-name="LFO24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09" style:parent-style-name="ListParagraph" style:list-style-name="LFO24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0" style:parent-style-name="ListParagraph" style:list-style-name="LFO24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1" style:parent-style-name="ListParagraph" style:list-style-name="LFO24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2" style:parent-style-name="ListParagraph" style:list-style-name="LFO24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3" style:parent-style-name="ListParagraph" style:list-style-name="LFO24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4" style:parent-style-name="Normal" style:family="paragraph">
      <style:paragraph-properties fo:margin-left="0.2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15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6" style:parent-style-name="ListParagraph" style:family="paragraph">
      <style:paragraph-properties fo:text-align="start" fo:margin-left="0.7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17" style:parent-style-name="Normal" style:family="paragraph">
      <style:paragraph-properties fo:text-align="start" fo:margin-left="0.2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18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21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2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23" style:parent-style-name="ListParagraph" style:list-style-name="LFO21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24" style:parent-style-name="ListParagraph" style:list-style-name="LFO21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25" style:parent-style-name="ListParagraph" style:list-style-name="LFO21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26" style:parent-style-name="ListParagraph" style:list-style-name="LFO21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27" style:parent-style-name="ListParagraph" style:list-style-name="LFO21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28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29" style:parent-style-name="ListParagraph" style:list-style-name="LFO20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30" style:parent-style-name="ListParagraph" style:list-style-name="LFO20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31" style:parent-style-name="ListParagraph" style:list-style-name="LFO20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32" style:parent-style-name="ListParagraph" style:list-style-name="LFO20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33" style:parent-style-name="ListParagraph" style:list-style-name="LFO20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34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35" style:parent-style-name="ListParagraph" style:list-style-name="LFO2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6" style:parent-style-name="ListParagraph" style:list-style-name="LFO2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7" style:parent-style-name="ListParagraph" style:list-style-name="LFO2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8" style:parent-style-name="ListParagraph" style:list-style-name="LFO2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9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40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1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2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3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4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5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6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7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8" style:parent-style-name="ListParagraph" style:list-style-name="LFO23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9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50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1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2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3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4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5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6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7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8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9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0" style:parent-style-name="ListParagraph" style:list-style-name="LFO2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1" style:parent-style-name="Normal" style:family="paragraph">
      <style:paragraph-properties fo:text-align="start" fo:margin-left="0.2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62" style:parent-style-name="ListParagraph" style:family="paragraph">
      <style:paragraph-properties fo:text-align="start" fo:margin-left="0.7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63" style:parent-style-name="ListParagraph" style:family="paragraph">
      <style:paragraph-properties fo:text-align="start" fo:margin-left="0.125in" fo:margin-right="-0.5625in">
        <style:tab-stops>
          <style:tab-stop style:type="left" style:position="1.062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164" style:parent-style-name="ListParagraph" style:family="paragraph">
      <style:paragraph-properties fo:text-align="start" fo:margin-left="0.125in" fo:margin-right="-0.5625in">
        <style:tab-stops>
          <style:tab-stop style:type="left" style:position="1.062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165" style:parent-style-name="ListParagraph" style:family="paragraph">
      <style:paragraph-properties fo:text-align="start" fo:margin-left="0.125in" fo:margin-right="-0.5625in">
        <style:tab-stops>
          <style:tab-stop style:type="left" style:position="1.062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166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67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8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9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70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1" style:parent-style-name="Normal" style:family="paragraph">
      <style:paragraph-properties fo:text-align="start" fo:margin-right="-0.5625in"/>
    </style:style>
    <style:style style:name="T172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74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75" style:parent-style-name="DefaultParagraphFont" style:family="text">
      <style:text-properties style:font-name="Century Gothic" fo:font-size="8pt" style:font-size-asian="8pt" style:font-size-complex="8pt"/>
    </style:style>
    <style:style style:name="P176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77" style:parent-style-name="DefaultParagraphFont" style:family="text">
      <style:text-properties style:font-name="Century Gothic" fo:font-size="8pt" style:font-size-asian="8pt" style:font-size-complex="8pt"/>
    </style:style>
    <style:style style:name="T178" style:parent-style-name="DefaultParagraphFont" style:family="text">
      <style:text-properties style:font-name="Century Gothic" fo:font-size="8pt" style:font-size-asian="8pt" style:font-size-complex="8pt"/>
    </style:style>
    <style:style style:name="T179" style:parent-style-name="DefaultParagraphFont" style:family="text">
      <style:text-properties style:font-name="Century Gothic" fo:font-size="8pt" style:font-size-asian="8pt" style:font-size-complex="8pt"/>
    </style:style>
    <style:style style:name="P180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81" style:parent-style-name="DefaultParagraphFont" style:family="text">
      <style:text-properties style:font-name="Century Gothic" fo:font-size="8pt" style:font-size-asian="8pt" style:font-size-complex="8pt"/>
    </style:style>
    <style:style style:name="P182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83" style:parent-style-name="DefaultParagraphFont" style:family="text">
      <style:text-properties style:font-name="Century Gothic" fo:font-size="8pt" style:font-size-asian="8pt" style:font-size-complex="8pt"/>
    </style:style>
    <style:style style:name="P184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85" style:parent-style-name="DefaultParagraphFont" style:family="text">
      <style:text-properties style:font-name="Century Gothic" fo:font-size="8pt" style:font-size-asian="8pt" style:font-size-complex="8pt"/>
    </style:style>
    <style:style style:name="P186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87" style:parent-style-name="DefaultParagraphFont" style:family="text">
      <style:text-properties style:font-name="Century Gothic" fo:font-size="8pt" style:font-size-asian="8pt" style:font-size-complex="8pt"/>
    </style:style>
    <style:style style:name="P188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89" style:parent-style-name="DefaultParagraphFont" style:family="text">
      <style:text-properties style:font-name="Century Gothic" fo:font-size="8pt" style:font-size-asian="8pt" style:font-size-complex="8pt"/>
    </style:style>
    <style:style style:name="P190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1" style:parent-style-name="DefaultParagraphFont" style:family="text">
      <style:text-properties style:font-name="Century Gothic" fo:font-size="8pt" style:font-size-asian="8pt" style:font-size-complex="8pt"/>
    </style:style>
    <style:style style:name="P192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3" style:parent-style-name="DefaultParagraphFont" style:family="text">
      <style:text-properties style:font-name="Century Gothic" fo:font-size="8pt" style:font-size-asian="8pt" style:font-size-complex="8pt"/>
    </style:style>
    <style:style style:name="P194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5" style:parent-style-name="DefaultParagraphFont" style:family="text">
      <style:text-properties style:font-name="Century Gothic" fo:font-size="8pt" style:font-size-asian="8pt" style:font-size-complex="8pt"/>
    </style:style>
    <style:style style:name="P196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7" style:parent-style-name="DefaultParagraphFont" style:family="text">
      <style:text-properties style:font-name="Century Gothic" fo:font-size="8pt" style:font-size-asian="8pt" style:font-size-complex="8pt"/>
    </style:style>
    <style:style style:name="P198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9" style:parent-style-name="DefaultParagraphFont" style:family="text">
      <style:text-properties style:font-name="Century Gothic" fo:font-size="8pt" style:font-size-asian="8pt" style:font-size-complex="8pt"/>
    </style:style>
    <style:style style:name="P200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1" style:parent-style-name="DefaultParagraphFont" style:family="text">
      <style:text-properties style:font-name="Century Gothic" fo:font-size="8pt" style:font-size-asian="8pt" style:font-size-complex="8pt"/>
    </style:style>
    <style:style style:name="P202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3" style:parent-style-name="DefaultParagraphFont" style:family="text">
      <style:text-properties style:font-name="Century Gothic" fo:font-size="8pt" style:font-size-asian="8pt" style:font-size-complex="8pt"/>
    </style:style>
    <style:style style:name="P204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5" style:parent-style-name="DefaultParagraphFont" style:family="text">
      <style:text-properties style:font-name="Century Gothic" fo:font-size="8pt" style:font-size-asian="8pt" style:font-size-complex="8pt"/>
    </style:style>
    <style:style style:name="P206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7" style:parent-style-name="DefaultParagraphFont" style:family="text">
      <style:text-properties style:font-name="Century Gothic" fo:font-size="8pt" style:font-size-asian="8pt" style:font-size-complex="8pt"/>
    </style:style>
    <style:style style:name="P208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9" style:parent-style-name="DefaultParagraphFont" style:family="text">
      <style:text-properties style:font-name="Century Gothic" fo:font-size="8pt" style:font-size-asian="8pt" style:font-size-complex="8pt"/>
    </style:style>
    <style:style style:name="P210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1" style:parent-style-name="DefaultParagraphFont" style:family="text">
      <style:text-properties style:font-name="Century Gothic" fo:font-size="8pt" style:font-size-asian="8pt" style:font-size-complex="8pt"/>
    </style:style>
    <style:style style:name="P212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3" style:parent-style-name="DefaultParagraphFont" style:family="text">
      <style:text-properties style:font-name="Century Gothic" fo:font-size="8pt" style:font-size-asian="8pt" style:font-size-complex="8pt"/>
    </style:style>
    <style:style style:name="P214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5" style:parent-style-name="DefaultParagraphFont" style:family="text">
      <style:text-properties style:font-name="Century Gothic" fo:font-size="8pt" style:font-size-asian="8pt" style:font-size-complex="8pt"/>
    </style:style>
    <style:style style:name="P216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7" style:parent-style-name="DefaultParagraphFont" style:family="text">
      <style:text-properties style:font-name="Century Gothic" fo:font-size="8pt" style:font-size-asian="8pt" style:font-size-complex="8pt"/>
    </style:style>
    <style:style style:name="P218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9" style:parent-style-name="DefaultParagraphFont" style:family="text">
      <style:text-properties style:font-name="Century Gothic" fo:font-size="8pt" style:font-size-asian="8pt" style:font-size-complex="8pt"/>
    </style:style>
    <style:style style:name="P220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1" style:parent-style-name="DefaultParagraphFont" style:family="text">
      <style:text-properties style:font-name="Century Gothic" fo:font-size="8pt" style:font-size-asian="8pt" style:font-size-complex="8pt"/>
    </style:style>
    <style:style style:name="P222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3" style:parent-style-name="DefaultParagraphFont" style:family="text">
      <style:text-properties style:font-name="Century Gothic" fo:font-size="8pt" style:font-size-asian="8pt" style:font-size-complex="8pt"/>
    </style:style>
    <style:style style:name="P224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5" style:parent-style-name="DefaultParagraphFont" style:family="text">
      <style:text-properties style:font-name="Century Gothic" fo:font-size="8pt" style:font-size-asian="8pt" style:font-size-complex="8pt"/>
    </style:style>
    <style:style style:name="P226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7" style:parent-style-name="DefaultParagraphFont" style:family="text">
      <style:text-properties style:font-name="Century Gothic" fo:font-size="8pt" style:font-size-asian="8pt" style:font-size-complex="8pt"/>
    </style:style>
    <style:style style:name="P228" style:parent-style-name="ListParagraph" style:list-style-name="LFO26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9" style:parent-style-name="DefaultParagraphFont" style:family="text">
      <style:text-properties style:font-name="Century Gothic" fo:font-size="8pt" style:font-size-asian="8pt" style:font-size-complex="8pt"/>
    </style:style>
    <style:style style:name="P230" style:parent-style-name="Normal" style:family="paragraph">
      <style:paragraph-properties fo:text-align="start" fo:margin-right="-0.5625in">
        <style:tab-stops>
          <style:tab-stop style:type="left" style:position="0.75in"/>
        </style:tab-stops>
      </style:paragraph-properties>
      <style:text-properties style:font-name="Century Gothic" fo:font-size="8pt" style:font-size-asian="8pt" style:font-size-complex="8pt"/>
    </style:style>
    <style:style style:name="P231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32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33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34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35" style:parent-style-name="Normal" style:family="paragraph">
      <style:paragraph-properties fo:text-align="start" fo:margin-right="-0.5625in">
        <style:tab-stops>
          <style:tab-stop style:type="left" style:position="1.1875in"/>
        </style:tab-stops>
      </style:paragraph-properties>
      <style:text-properties style:font-name="Century Gothic" fo:font-size="16pt" style:font-size-asian="16pt" style:font-size-complex="16pt" style:text-underline-type="single" style:text-underline-style="solid" style:text-underline-width="auto" style:text-underline-mode="continuous"/>
    </style:style>
    <style:style style:name="P236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37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38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239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24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41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242" style:parent-style-name="Normal" style:family="paragraph">
      <style:paragraph-properties fo:text-align="start" fo:margin-right="-0.5625in"/>
    </style:style>
    <style:style style:name="T243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244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45" style:parent-style-name="ListParagraph" style:list-style-name="LFO27" style:family="paragraph">
      <style:paragraph-properties fo:text-align="start" fo:margin-left="0.8125in" fo:margin-right="-0.5625in">
        <style:tab-stops>
          <style:tab-stop style:type="left" style:position="0.3125in"/>
        </style:tab-stops>
      </style:paragraph-properties>
    </style:style>
    <style:style style:name="T246" style:parent-style-name="DefaultParagraphFont" style:family="text">
      <style:text-properties style:font-name="Century Gothic" fo:font-size="8pt" style:font-size-asian="8pt" style:font-size-complex="8pt"/>
    </style:style>
    <style:style style:name="P247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48" style:parent-style-name="DefaultParagraphFont" style:family="text">
      <style:text-properties style:font-name="Century Gothic" fo:font-size="8pt" style:font-size-asian="8pt" style:font-size-complex="8pt"/>
    </style:style>
    <style:style style:name="P249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50" style:parent-style-name="DefaultParagraphFont" style:family="text">
      <style:text-properties style:font-name="Century Gothic" fo:font-size="8pt" style:font-size-asian="8pt" style:font-size-complex="8pt"/>
    </style:style>
    <style:style style:name="P251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52" style:parent-style-name="DefaultParagraphFont" style:family="text">
      <style:text-properties style:font-name="Century Gothic" fo:font-size="8pt" style:font-size-asian="8pt" style:font-size-complex="8pt"/>
    </style:style>
    <style:style style:name="P253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54" style:parent-style-name="DefaultParagraphFont" style:family="text">
      <style:text-properties style:font-name="Century Gothic" fo:font-size="8pt" style:font-size-asian="8pt" style:font-size-complex="8pt"/>
    </style:style>
    <style:style style:name="P255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56" style:parent-style-name="DefaultParagraphFont" style:family="text">
      <style:text-properties style:font-name="Century Gothic" fo:font-size="8pt" style:font-size-asian="8pt" style:font-size-complex="8pt"/>
    </style:style>
    <style:style style:name="P257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58" style:parent-style-name="DefaultParagraphFont" style:family="text">
      <style:text-properties style:font-name="Century Gothic" fo:font-size="8pt" style:font-size-asian="8pt" style:font-size-complex="8pt"/>
    </style:style>
    <style:style style:name="P259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60" style:parent-style-name="DefaultParagraphFont" style:family="text">
      <style:text-properties style:font-name="Century Gothic" fo:font-size="8pt" style:font-size-asian="8pt" style:font-size-complex="8pt"/>
    </style:style>
    <style:style style:name="P261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62" style:parent-style-name="DefaultParagraphFont" style:family="text">
      <style:text-properties style:font-name="Century Gothic" fo:font-size="8pt" style:font-size-asian="8pt" style:font-size-complex="8pt"/>
    </style:style>
    <style:style style:name="T263" style:parent-style-name="DefaultParagraphFont" style:family="text">
      <style:text-properties style:font-name="Century Gothic" fo:font-size="8pt" style:font-size-asian="8pt" style:font-size-complex="8pt"/>
    </style:style>
    <style:style style:name="P264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65" style:parent-style-name="DefaultParagraphFont" style:family="text">
      <style:text-properties style:font-name="Century Gothic" fo:font-size="8pt" style:font-size-asian="8pt" style:font-size-complex="8pt"/>
    </style:style>
    <style:style style:name="P266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67" style:parent-style-name="DefaultParagraphFont" style:family="text">
      <style:text-properties style:font-name="Century Gothic" fo:font-size="8pt" style:font-size-asian="8pt" style:font-size-complex="8pt"/>
    </style:style>
    <style:style style:name="P268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69" style:parent-style-name="DefaultParagraphFont" style:family="text">
      <style:text-properties style:font-name="Century Gothic" fo:font-size="8pt" style:font-size-asian="8pt" style:font-size-complex="8pt"/>
    </style:style>
    <style:style style:name="P270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1" style:parent-style-name="DefaultParagraphFont" style:family="text">
      <style:text-properties style:font-name="Century Gothic" fo:font-size="8pt" style:font-size-asian="8pt" style:font-size-complex="8pt"/>
    </style:style>
    <style:style style:name="P272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3" style:parent-style-name="DefaultParagraphFont" style:family="text">
      <style:text-properties style:font-name="Century Gothic" fo:font-size="8pt" style:font-size-asian="8pt" style:font-size-complex="8pt"/>
    </style:style>
    <style:style style:name="P274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5" style:parent-style-name="DefaultParagraphFont" style:family="text">
      <style:text-properties style:font-name="Century Gothic" fo:font-size="8pt" style:font-size-asian="8pt" style:font-size-complex="8pt"/>
    </style:style>
    <style:style style:name="P276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7" style:parent-style-name="DefaultParagraphFont" style:family="text">
      <style:text-properties style:font-name="Century Gothic" fo:font-size="8pt" style:font-size-asian="8pt" style:font-size-complex="8pt"/>
    </style:style>
    <style:style style:name="P278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9" style:parent-style-name="DefaultParagraphFont" style:family="text">
      <style:text-properties style:font-name="Century Gothic" fo:font-size="8pt" style:font-size-asian="8pt" style:font-size-complex="8pt"/>
    </style:style>
    <style:style style:name="P280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1" style:parent-style-name="DefaultParagraphFont" style:family="text">
      <style:text-properties style:font-name="Century Gothic" fo:font-size="8pt" style:font-size-asian="8pt" style:font-size-complex="8pt"/>
    </style:style>
    <style:style style:name="P282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3" style:parent-style-name="DefaultParagraphFont" style:family="text">
      <style:text-properties style:font-name="Century Gothic" fo:font-size="8pt" style:font-size-asian="8pt" style:font-size-complex="8pt"/>
    </style:style>
    <style:style style:name="P284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5" style:parent-style-name="DefaultParagraphFont" style:family="text">
      <style:text-properties style:font-name="Century Gothic" fo:font-size="8pt" style:font-size-asian="8pt" style:font-size-complex="8pt"/>
    </style:style>
    <style:style style:name="P286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7" style:parent-style-name="DefaultParagraphFont" style:family="text">
      <style:text-properties style:font-name="Century Gothic" fo:font-size="8pt" style:font-size-asian="8pt" style:font-size-complex="8pt"/>
    </style:style>
    <style:style style:name="P288" style:parent-style-name="ListParagraph" style:list-style-name="LFO27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9" style:parent-style-name="DefaultParagraphFont" style:family="text">
      <style:text-properties style:font-name="Century Gothic" fo:font-size="8pt" style:font-size-asian="8pt" style:font-size-complex="8pt"/>
    </style:style>
    <style:style style:name="P290" style:parent-style-name="Normal" style:family="paragraph">
      <style:paragraph-properties fo:text-align="start" fo:margin-right="-0.5625in">
        <style:tab-stops>
          <style:tab-stop style:type="left" style:position="0.75in"/>
        </style:tab-stops>
      </style:paragraph-properties>
      <style:text-properties style:font-name="Century Gothic" fo:font-size="8pt" style:font-size-asian="8pt" style:font-size-complex="8pt"/>
    </style:style>
    <style:style style:name="P291" style:parent-style-name="Normal" style:family="paragraph">
      <style:paragraph-properties fo:text-align="start" fo:margin-right="-0.5625in">
        <style:tab-stops>
          <style:tab-stop style:type="left" style:position="1.1875in"/>
        </style:tab-stops>
      </style:paragraph-properties>
      <style:text-properties style:font-name="Century Gothic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eries Sum:</text:p>
      <text:p text:style-name="P2"><text:span text:style-name="T3">Description:<text:s/></text:span><text:span text:style-name="T4">This program allows user to enter a number(x) and number of terms(n) to find the sum of a series of the form: <text:s text:c="2"/></text:span><text:span text:style-name="T5">(x/1!)+ (x</text:span><text:span text:style-name="T6">3</text:span><text:span text:style-name="T7">/2!)+ (x</text:span><text:span text:style-name="T8">5</text:span><text:span text:style-name="T9">/3!)+........+(x</text:span><text:span text:style-name="T10">2n-1</text:span><text:span text:style-name="T11">/n!)</text:span></text:p>
      <text:p text:style-name="P12"><text:span text:style-name="T13">Algorithm:</text:span></text:p>
      <text:p text:style-name="P14">Start of Class</text:p>
      <text:p text:style-name="P15">Algorithm for<text:s/>seriesum()</text:p>
      <text:list text:style-name="LFO8" text:continue-numbering="true">
        <text:list-item>
          <text:p text:style-name="P16">Start of constructor</text:p>
        </text:list-item>
        <text:list-item>
          <text:p text:style-name="P17">Initialise<text:s/>n=0</text:p>
        </text:list-item>
        <text:list-item>
          <text:p text:style-name="P18">Initialise x=0</text:p>
        </text:list-item>
        <text:list-item>
          <text:p text:style-name="P19">Initialise sum=0</text:p>
        </text:list-item>
        <text:list-item>
          <text:p text:style-name="P20">End of constructor</text:p>
        </text:list-item>
      </text:list>
      <text:p text:style-name="P21">Algorithm for<text:s/>int factorial(int n)</text:p>
      <text:list text:style-name="LFO9" text:continue-numbering="true">
        <text:list-item>
          <text:p text:style-name="P22">Start of<text:s/>int factorial(int n)</text:p>
        </text:list-item>
        <text:list-item>
          <text:p text:style-name="P23">Initialise<text:s/>int fact=1</text:p>
        </text:list-item>
        <text:list-item>
          <text:p text:style-name="P24">Start a for loop, int a=n,<text:s/>a&gt;0, decrementing a<text:s/>by 1 and repeat step<text:s/>4</text:p>
        </text:list-item>
        <text:list-item>
          <text:p text:style-name="P25">Multiply fact by a and store it in itself</text:p>
        </text:list-item>
        <text:list-item>
          <text:p text:style-name="P26">End of for loop</text:p>
        </text:list-item>
        <text:list-item>
          <text:p text:style-name="P27">Return fact</text:p>
        </text:list-item>
        <text:list-item>
          <text:p text:style-name="P28">End of<text:s/>int factorial(int n)</text:p>
        </text:list-item>
      </text:list>
      <text:p text:style-name="P29"><text:span text:style-name="T30">Algorithm for<text:s/></text:span><text:span text:style-name="T31">double term(int p, int q)</text:span></text:p>
      <text:list text:style-name="LFO10" text:continue-numbering="true">
        <text:list-item>
          <text:p text:style-name="P32">Start of<text:s/>double term(int p, int q)</text:p>
        </text:list-item>
        <text:list-item>
          <text:p text:style-name="P33">Return p/factorial(q)(typecast it as double)</text:p>
        </text:list-item>
        <text:list-item>
          <text:p text:style-name="P34">End of<text:s/>double term(int p, int q)</text:p>
        </text:list-item>
      </text:list>
      <text:p text:style-name="P35">Algorithm for void<text:s/>accept()</text:p>
      <text:list text:style-name="LFO11" text:continue-numbering="true">
        <text:list-item>
          <text:p text:style-name="P36">Start of<text:s/>void accept()</text:p>
        </text:list-item>
        <text:list-item>
          <text:p text:style-name="P37">Take input and store it in ‘n’</text:p>
        </text:list-item>
        <text:list-item>
          <text:p text:style-name="P38">Take input and store it in ‘x’</text:p>
        </text:list-item>
        <text:list-item>
          <text:p text:style-name="P39">End of<text:s/>void accept()</text:p>
        </text:list-item>
      </text:list>
      <text:p text:style-name="P40">Algorithm for<text:s/>void<text:s/>calsum()</text:p>
      <text:list text:style-name="LFO17" text:continue-numbering="true">
        <text:list-item>
          <text:p text:style-name="P41">Start of void calsum()</text:p>
        </text:list-item>
        <text:list-item>
          <text:p text:style-name="P42">Initialise double sum=1</text:p>
        </text:list-item>
        <text:list-item>
          <text:p text:style-name="P43">Start a for loop, int i=1,<text:s/>I&lt;=n,<text:s/>incrementing a by 1 and repeat steps 3 to6</text:p>
        </text:list-item>
        <text:list-item>
          <text:p text:style-name="P44">Raise the power of x to the power 2*i-1 and store it in int p</text:p>
        </text:list-item>
        <text:list-item>
          <text:p text:style-name="P45">Store the value of i in int q</text:p>
        </text:list-item>
        <text:list-item>
          <text:p text:style-name="P46">Store the returned value from term(p,q) in double t</text:p>
        </text:list-item>
        <text:list-item>
          <text:p text:style-name="P47">Add all the terms to ‘sum’</text:p>
        </text:list-item>
        <text:list-item>
          <text:p text:style-name="P48">End of<text:s/>for loop</text:p>
        </text:list-item>
        <text:list-item>
          <text:p text:style-name="P49">End of void calsum()</text:p>
        </text:list-item>
      </text:list>
      <text:p text:style-name="P50">Algorithm for void display()</text:p>
      <text:list text:style-name="LFO18" text:continue-numbering="true">
        <text:list-item>
          <text:p text:style-name="P51">Start of void display()</text:p>
        </text:list-item>
        <text:list-item>
          <text:p text:style-name="P52">Print (sum)</text:p>
        </text:list-item>
        <text:list-item>
          <text:p text:style-name="P53">End of void display()</text:p>
        </text:list-item>
      </text:list>
      <text:p text:style-name="P54">Algorithm for<text:s/>main<text:s/>method</text:p>
      <text:list text:style-name="LFO19" text:continue-numbering="true">
        <text:list-item>
          <text:p text:style-name="P55">Start of<text:s/>main method</text:p>
        </text:list-item>
        <text:list-item>
          <text:p text:style-name="P56">Create an object</text:p>
        </text:list-item>
        <text:list-item>
          <text:p text:style-name="P57">Call void accept()</text:p>
        </text:list-item>
        <text:list-item>
          <text:p text:style-name="P58">Call void calsum()</text:p>
        </text:list-item>
        <text:list-item>
          <text:p text:style-name="P59">Call display()</text:p>
        </text:list-item>
        <text:list-item>
          <text:p text:style-name="P60">End of main method</text:p>
        </text:list-item>
      </text:list>
      <text:p text:style-name="P61">End of Class</text:p>
      <text:p text:style-name="P62"/>
      <text:p text:style-name="P63">Disarium Number:</text:p>
      <text:p text:style-name="P64">Description: A number which the sum of the digits which are raised to the power of its position equals the number itself is called a disarium number.</text:p>
      <text:p text:style-name="P65"><text:span text:style-name="T66">For example: For the number 135: 1</text:span><text:span text:style-name="T67">1<text:s/></text:span><text:span text:style-name="T68">+3</text:span><text:span text:style-name="T69">2</text:span><text:span text:style-name="T70"><text:s/>+5</text:span><text:span text:style-name="T71">3</text:span><text:span text:style-name="T72">=135, hence it is a disarium number</text:span></text:p>
      <text:p text:style-name="P73">Algorithm:</text:p>
      <text:p text:style-name="P74">Start of Class Disarium</text:p>
      <text:p text:style-name="P75">Algorithm for Disarium (int nn)</text:p>
      <text:list text:style-name="LFO12" text:continue-numbering="true">
        <text:list-item>
          <text:p text:style-name="P76"><text:s text:c="6"/>Start of constructor</text:p>
        </text:list-item>
        <text:list-item>
          <text:p text:style-name="P77"><text:s text:c="6"/>Initialise<text:s/>num=nn</text:p>
        </text:list-item>
        <text:list-item>
          <text:p text:style-name="P78"><text:s text:c="6"/>Initialise size=0</text:p>
        </text:list-item>
        <text:list-item>
          <text:p text:style-name="P79"><text:s text:c="6"/>End of constructor</text:p>
        </text:list-item>
      </text:list>
      <text:p text:style-name="P80">Algorithm for void countdigit()</text:p>
      <text:list text:style-name="LFO13" text:continue-numbering="true">
        <text:list-item>
          <text:p text:style-name="P81"><text:s text:c="6"/>Start of<text:s/>void<text:s/>countdigit()</text:p>
        </text:list-item>
        <text:list-item>
          <text:p text:style-name="P82"><text:s text:c="6"/>Initialise<text:s/>int a=nn</text:p>
        </text:list-item>
        <text:list-item>
          <text:p text:style-name="P83"><text:s text:c="6"/>Start a for loop, int i=1, a&gt;0, incrementing i by 1 and repeat steps 4 to 5</text:p>
        </text:list-item>
        <text:list-item>
          <text:p text:style-name="P84"><text:s text:c="6"/>Divide a by 10</text:p>
        </text:list-item>
        <text:list-item>
          <text:p text:style-name="P85"><text:s text:c="6"/>Size=i</text:p>
        </text:list-item>
        <text:list-item>
          <text:p text:style-name="P86"><text:s text:c="6"/>End of for loop</text:p>
        </text:list-item>
        <text:list-item>
          <text:p text:style-name="P87"><text:s text:c="6"/>End of<text:s/>void<text:s/>countdigit()</text:p>
        </text:list-item>
      </text:list>
      <text:p text:style-name="P88">Algorithm for int sumofdigits(int n)</text:p>
      <text:list text:style-name="LFO15" text:continue-numbering="true">
        <text:list-item>
          <text:p text:style-name="P89">Start of<text:s/>int<text:s/><text:s/>sumofdigits(int n)</text:p>
        </text:list-item>
        <text:list-item>
          <text:p text:style-name="P90">Initialise<text:s/>c=n and sum=0</text:p>
        </text:list-item>
        <text:list-item>
          <text:p text:style-name="P91">Start a for loop, int i=size, c&gt;0, decrementing i by 1 and repeat steps 4 to 7</text:p>
        </text:list-item>
        <text:list-item>
          <text:p text:style-name="P92">Store modulo of c by 10 and store it in int d</text:p>
        </text:list-item>
        <text:list-item>
          <text:p text:style-name="P93">Store power of d to the power i and store it in int e</text:p>
        </text:list-item>
        <text:list-item>
          <text:p text:style-name="P94">Divide c by 10</text:p>
        </text:list-item>
        <text:list-item>
          <text:p text:style-name="P95">Add all terms to sum</text:p>
        </text:list-item>
        <text:list-item>
          <text:p text:style-name="P96">End of for loop</text:p>
        </text:list-item>
        <text:list-item>
          <text:p text:style-name="P97">Return sum</text:p>
        </text:list-item>
        <text:list-item>
          <text:p text:style-name="P98">End of<text:s/>int<text:s/><text:s/>sumofdigits(int n)</text:p>
        </text:list-item>
      </text:list>
      <text:p text:style-name="P99">Algorithm for void check()</text:p>
      <text:list text:style-name="LFO16" text:continue-numbering="true">
        <text:list-item>
          <text:p text:style-name="P100">Start of<text:s/>void<text:s/>check ()</text:p>
        </text:list-item>
        <text:list-item>
          <text:p text:style-name="P101">Store sumofdigits(num) in int sumf</text:p>
        </text:list-item>
        <text:list-item>
          <text:p text:style-name="P102">Using an if-else statement, check if sumf==num</text:p>
        </text:list-item>
        <text:list-item>
          <text:p text:style-name="P103">If sumf==num; print (“The number”+num+” is Disarium”)</text:p>
        </text:list-item>
        <text:list-item>
          <text:p text:style-name="P104">Else; print(“The number”+num+”is not Disarium”)</text:p>
        </text:list-item>
        <text:list-item>
          <text:p text:style-name="P105">End of for loop</text:p>
        </text:list-item>
        <text:list-item>
          <text:p text:style-name="P106">End of<text:s/>voidcheck()</text:p>
        </text:list-item>
      </text:list>
      <text:p text:style-name="P107">Algorithm for<text:s/>main method</text:p>
      <text:list text:style-name="LFO24" text:continue-numbering="true">
        <text:list-item>
          <text:p text:style-name="P108">Start of<text:s/>main method)</text:p>
        </text:list-item>
        <text:list-item>
          <text:p text:style-name="P109">Obtain input from user</text:p>
        </text:list-item>
        <text:list-item>
          <text:p text:style-name="P110">Create an object passing said input</text:p>
        </text:list-item>
        <text:list-item>
          <text:p text:style-name="P111">Call countdigit()</text:p>
        </text:list-item>
        <text:list-item>
          <text:p text:style-name="P112">Call ob.check()</text:p>
        </text:list-item>
        <text:list-item>
          <text:p text:style-name="P113">End of<text:s/>main method</text:p>
        </text:list-item>
      </text:list>
      <text:p text:style-name="P114">End of class Disarium</text:p>
      <text:p text:style-name="P115"/>
      <text:p text:style-name="P116"/>
      <text:p text:style-name="P117"/>
      <text:p text:style-name="P118">Stack:</text:p>
      <text:p text:style-name="P119">Description:<text:s/>It is a simple data structure which follows LIFO(last in first out)<text:s/>principle. The stack below is a String Stack</text:p>
      <text:p text:style-name="P120">Algorithm:</text:p>
      <text:p text:style-name="P121">Start of class</text:p>
      <text:p text:style-name="P122">Algorithm for<text:s/>Stack(int num)</text:p>
      <text:list text:style-name="LFO21" text:continue-numbering="true">
        <text:list-item>
          <text:p text:style-name="P123"><text:s text:c="6"/>Start of constructor</text:p>
        </text:list-item>
        <text:list-item>
          <text:p text:style-name="P124"><text:s text:c="6"/>Initialise<text:s/>n=num</text:p>
        </text:list-item>
        <text:list-item>
          <text:p text:style-name="P125"><text:s text:c="6"/>Initialise<text:s/>top=-1</text:p>
        </text:list-item>
        <text:list-item>
          <text:p text:style-name="P126"><text:s text:c="6"/>Initialise arr[]=new String[n]</text:p>
        </text:list-item>
        <text:list-item>
          <text:p text:style-name="P127"><text:s text:c="6"/>End of constructor</text:p>
        </text:list-item>
      </text:list>
      <text:p text:style-name="P128">Algorithm for void<text:s/>push(String str)</text:p>
      <text:list text:style-name="LFO20" text:continue-numbering="true">
        <text:list-item>
          <text:p text:style-name="P129"><text:s text:c="6"/>Start of void<text:s/>push(String str)</text:p>
        </text:list-item>
        <text:list-item>
          <text:p text:style-name="P130"><text:s text:c="6"/>If top is less than (n-1) Increment top<text:s/></text:p>
        </text:list-item>
        <text:list-item>
          <text:p text:style-name="P131"><text:s text:c="6"/>arr[top]=str</text:p>
        </text:list-item>
        <text:list-item>
          <text:p text:style-name="P132"><text:s text:c="6"/>Else, print(“Stack overflow”)</text:p>
        </text:list-item>
        <text:list-item>
          <text:p text:style-name="P133"><text:s text:c="6"/>End of void<text:s/>push(String str)</text:p>
        </text:list-item>
      </text:list>
      <text:p text:style-name="P134">Algorithm for<text:s/>void top()</text:p>
      <text:list text:style-name="LFO22" text:continue-numbering="true">
        <text:list-item>
          <text:p text:style-name="P135">Start of<text:s/>void top()</text:p>
        </text:list-item>
        <text:list-item>
          <text:p text:style-name="P136">If top is greater than -1,Print(arr[top])</text:p>
        </text:list-item>
        <text:list-item>
          <text:p text:style-name="P137">Else print(“Nothing”)</text:p>
        </text:list-item>
        <text:list-item>
          <text:p text:style-name="P138">End of<text:s/>void top()</text:p>
        </text:list-item>
      </text:list>
      <text:p text:style-name="P139">Algorithm for<text:s/>String pop()</text:p>
      <text:list text:style-name="LFO23" text:continue-numbering="true">
        <text:list-item>
          <text:p text:style-name="P140">Start of<text:s/>String pop()</text:p>
        </text:list-item>
        <text:list-item>
          <text:p text:style-name="P141">If top is greater than -1 go to steps 3 to 6, skipping 7 to 8. Else, skip to step 7</text:p>
        </text:list-item>
        <text:list-item>
          <text:p text:style-name="P142">Put value of arr[top] in a temp variable</text:p>
        </text:list-item>
        <text:list-item>
          <text:p text:style-name="P143">Set value of arr[top]=null</text:p>
        </text:list-item>
        <text:list-item>
          <text:p text:style-name="P144">Decrement top by 1</text:p>
        </text:list-item>
        <text:list-item>
          <text:p text:style-name="P145">Return temp variable</text:p>
        </text:list-item>
        <text:list-item>
          <text:p text:style-name="P146">Print(“Underflow”)</text:p>
        </text:list-item>
        <text:list-item>
          <text:p text:style-name="P147">Return null</text:p>
        </text:list-item>
        <text:list-item>
          <text:p text:style-name="P148">End<text:s/>of<text:s/>String pop()</text:p>
        </text:list-item>
      </text:list>
      <text:p text:style-name="P149">Algorithm for<text:s/>main method</text:p>
      <text:list text:style-name="LFO25" text:continue-numbering="true">
        <text:list-item>
          <text:p text:style-name="P150">Start of<text:s/>main method)</text:p>
        </text:list-item>
        <text:list-item>
          <text:p text:style-name="P151">Obtain input from user</text:p>
        </text:list-item>
        <text:list-item>
          <text:p text:style-name="P152">Create an object passing said input</text:p>
        </text:list-item>
        <text:list-item>
          <text:p text:style-name="P153">Start a do-while loop, while(true)</text:p>
        </text:list-item>
        <text:list-item>
          <text:p text:style-name="P154">Obtain choice from user on stack operation</text:p>
        </text:list-item>
        <text:list-item>
          <text:p text:style-name="P155">Use a switch case operation to separate stack operations</text:p>
        </text:list-item>
        <text:list-item>
          <text:p text:style-name="P156">If choice is 1, obtain input on string to be pushed and store it in string s, then call ob.push(s)</text:p>
        </text:list-item>
        <text:list-item>
          <text:p text:style-name="P157">If choice is 2, obtain returned value using a string</text:p>
        </text:list-item>
        <text:list-item>
          <text:p text:style-name="P158">If choice is 3 <text:s/>all ob.top()</text:p>
        </text:list-item>
        <text:list-item>
          <text:p text:style-name="P159">Ask user to continue, if choice equals “n”, exit the program</text:p>
        </text:list-item>
        <text:list-item>
          <text:p text:style-name="P160">End of<text:s/>main method</text:p>
        </text:list-item>
      </text:list>
      <text:p text:style-name="P161">End of class</text:p>
      <text:p text:style-name="P162"/>
      <text:p text:style-name="P163"/>
      <text:p text:style-name="P164"/>
      <text:p text:style-name="P165"/>
      <text:p text:style-name="P166">ROT90:</text:p>
      <text:p text:style-name="P167">Description:<text:s/>This program allows user to rotate<text:s/>a 2-D array<text:s/>by 90 degrees</text:p>
      <text:p text:style-name="P168">Start of class ROT90</text:p>
      <text:p text:style-name="P169">Algorithm:</text:p>
      <text:p text:style-name="P170">Start of class</text:p>
      <text:p text:style-name="P171"><text:span text:style-name="T172">Algorithm for<text:s/></text:span><text:span text:style-name="T173">main method</text:span></text:p>
      <text:list text:style-name="LFO26" text:continue-numbering="true">
        <text:list-item>
          <text:p text:style-name="P174"><text:span text:style-name="T175">Obtain input from user for size of 2-D array</text:span></text:p>
        </text:list-item>
        <text:list-item>
          <text:p text:style-name="P176"><text:span text:style-name="T177">Initialise the 2d array<text:s/></text:span><text:span text:style-name="T178">(arr[][])</text:span><text:span text:style-name="T179">with row and column size s</text:span></text:p>
        </text:list-item>
        <text:list-item>
          <text:p text:style-name="P180"><text:span text:style-name="T181">Start a for loop, int i=0,i&lt;s,incrementing i by 1 and repeat step 4</text:span></text:p>
        </text:list-item>
        <text:list-item>
          <text:p text:style-name="P182"><text:span text:style-name="T183">Start a nested for loop, int j=0,j&lt;s,incrementing j by 1 and repeat step 5</text:span></text:p>
        </text:list-item>
        <text:list-item>
          <text:p text:style-name="P184"><text:span text:style-name="T185">Obtain input and put it in arr[i][j]</text:span></text:p>
        </text:list-item>
        <text:list-item>
          <text:p text:style-name="P186"><text:span text:style-name="T187">End of nested for loop</text:span></text:p>
        </text:list-item>
        <text:list-item>
          <text:p text:style-name="P188"><text:span text:style-name="T189">End of for loop</text:span></text:p>
        </text:list-item>
        <text:list-item>
          <text:p text:style-name="P190"><text:span text:style-name="T191">Start a for loop, int i=0,i&lt;s,incrementing i by 1 and repeat step 9 and 12</text:span></text:p>
        </text:list-item>
        <text:list-item>
          <text:p text:style-name="P192"><text:span text:style-name="T193">Start a nested for loop, int j=0,j&lt;s,incrementing j by 1 and repeat step 10</text:span></text:p>
        </text:list-item>
        <text:list-item>
          <text:p text:style-name="P194"><text:span text:style-name="T195">Print(arr[i][j])</text:span></text:p>
        </text:list-item>
        <text:list-item>
          <text:p text:style-name="P196"><text:span text:style-name="T197">End of nested for loop</text:span></text:p>
        </text:list-item>
        <text:list-item>
          <text:p text:style-name="P198"><text:span text:style-name="T199">Print a blank line</text:span></text:p>
        </text:list-item>
        <text:list-item>
          <text:p text:style-name="P200"><text:span text:style-name="T201">End of for loop</text:span></text:p>
        </text:list-item>
        <text:list-item>
          <text:p text:style-name="P202"><text:span text:style-name="T203">Start a for loop, int i=0,i&lt;s,incrementing i by 1 and repeat step 15</text:span></text:p>
        </text:list-item>
        <text:list-item>
          <text:p text:style-name="P204"><text:span text:style-name="T205">Start a nested for loop, int j=0,j&lt;s,incrementing j by 1 and repeat step 16,17 and 18</text:span></text:p>
        </text:list-item>
        <text:list-item>
          <text:p text:style-name="P206"><text:span text:style-name="T207">Put value of arr[i][j] in a temp variable</text:span></text:p>
        </text:list-item>
        <text:list-item>
          <text:p text:style-name="P208"><text:span text:style-name="T209">Put value of arr[j][i] in arr[i][j]</text:span></text:p>
        </text:list-item>
        <text:list-item>
          <text:p text:style-name="P210"><text:span text:style-name="T211">Put value of temp in arr[j][i]</text:span></text:p>
        </text:list-item>
        <text:list-item>
          <text:p text:style-name="P212"><text:span text:style-name="T213">End of nested for loop</text:span></text:p>
        </text:list-item>
        <text:list-item>
          <text:p text:style-name="P214"><text:span text:style-name="T215">End of for loop</text:span></text:p>
        </text:list-item>
        <text:list-item>
          <text:p text:style-name="P216"><text:span text:style-name="T217">Start a for loop, int i=0,i&lt;s,incrementing i by 1 and repeat step 22 and 25</text:span></text:p>
        </text:list-item>
        <text:list-item>
          <text:p text:style-name="P218"><text:span text:style-name="T219">Start a nested for loop, int j=0,j&lt;s,incrementing j by 1 and repeat step 23</text:span></text:p>
        </text:list-item>
        <text:list-item>
          <text:p text:style-name="P220"><text:span text:style-name="T221">Print(arr[i][j])</text:span></text:p>
        </text:list-item>
        <text:list-item>
          <text:p text:style-name="P222"><text:span text:style-name="T223">End of nested for loop</text:span></text:p>
        </text:list-item>
        <text:list-item>
          <text:p text:style-name="P224"><text:span text:style-name="T225">Print a blank line</text:span></text:p>
        </text:list-item>
        <text:list-item>
          <text:p text:style-name="P226"><text:span text:style-name="T227">End of for loop</text:span></text:p>
        </text:list-item>
        <text:list-item>
          <text:p text:style-name="P228"><text:span text:style-name="T229">End of main method</text:span></text:p>
        </text:list-item>
      </text:list>
      <text:p text:style-name="P230">End of class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>Saddlepoint</text:p>
      <text:p text:style-name="P238">Description:<text:s/>This program allows user to find a cell in the matrix which has the smallest value of it’s rows but the largest of its columns</text:p>
      <text:p text:style-name="P239">Start of class ROT90</text:p>
      <text:p text:style-name="P240">Algorithm:</text:p>
      <text:p text:style-name="P241">Start of class</text:p>
      <text:p text:style-name="P242"><text:span text:style-name="T243">Algorithm for<text:s/></text:span><text:span text:style-name="T244">main method</text:span></text:p>
      <text:list text:style-name="LFO27" text:continue-numbering="true">
        <text:list-item>
          <text:p text:style-name="P245"><text:span text:style-name="T246">Obtain input from user for size of 2-D array</text:span></text:p>
        </text:list-item>
        <text:list-item>
          <text:p text:style-name="P247"><text:span text:style-name="T248">Initialise the 2d array (arr[][])with row and column size ‘size’</text:span></text:p>
        </text:list-item>
        <text:list-item>
          <text:p text:style-name="P249"><text:span text:style-name="T250">Start a for loop, int i=0,i&lt;s,incrementing i by 1 and repeat step 4</text:span></text:p>
        </text:list-item>
        <text:list-item>
          <text:p text:style-name="P251"><text:span text:style-name="T252">Start a nested for loop, int j=0,j&lt;s,incrementing j by 1 and repeat step 5</text:span></text:p>
        </text:list-item>
        <text:list-item>
          <text:p text:style-name="P253"><text:span text:style-name="T254">Obtain input and put it in arr[i][j]</text:span></text:p>
        </text:list-item>
        <text:list-item>
          <text:p text:style-name="P255"><text:span text:style-name="T256">End of nested for loop</text:span></text:p>
        </text:list-item>
        <text:list-item>
          <text:p text:style-name="P257"><text:span text:style-name="T258">End of for loop</text:span></text:p>
        </text:list-item>
        <text:list-item>
          <text:p text:style-name="P259"><text:span text:style-name="T260">Initialise int min,max,x and initialise int flag=0</text:span></text:p>
        </text:list-item>
        <text:list-item>
          <text:p text:style-name="P261"><text:span text:style-name="T262">Start a for loop int i =0,i&lt;size,i++ and repeat steps</text:span><text:span text:style-name="T263">10,11,15,19,20</text:span></text:p>
        </text:list-item>
        <text:list-item>
          <text:p text:style-name="P264"><text:span text:style-name="T265">Put value of min as arr[i][0]</text:span></text:p>
        </text:list-item>
        <text:list-item>
          <text:p text:style-name="P266"><text:span text:style-name="T267">Put x=0</text:span></text:p>
        </text:list-item>
        <text:list-item>
          <text:p text:style-name="P268"><text:span text:style-name="T269">Start a for nested loop int j =0,j&lt;size,j++ and repeat step 13</text:span></text:p>
        </text:list-item>
        <text:list-item>
          <text:p text:style-name="P270"><text:span text:style-name="T271">If arr[i][j]&lt;min, put value of arr[i][j] in min and put x=j</text:span></text:p>
        </text:list-item>
        <text:list-item>
          <text:p text:style-name="P272"><text:span text:style-name="T273">End the nested for loop</text:span></text:p>
        </text:list-item>
        <text:list-item>
          <text:p text:style-name="P274"><text:span text:style-name="T275">Put value of max= arr[0][x]</text:span></text:p>
        </text:list-item>
        <text:list-item>
          <text:p text:style-name="P276"><text:span text:style-name="T277">Start a nested for loop int k =0,k&lt;size,k++ and repeat steps 17</text:span></text:p>
        </text:list-item>
        <text:list-item>
          <text:p text:style-name="P278"><text:span text:style-name="T279">If arr[k][x]&gt;max, put value of arr[k][x] in max<text:s/></text:span></text:p>
        </text:list-item>
        <text:list-item>
          <text:p text:style-name="P280"><text:span text:style-name="T281">End the nested for loop</text:span></text:p>
        </text:list-item>
        <text:list-item>
          <text:p text:style-name="P282"><text:span text:style-name="T283">If max==min, flag=1 and Print(“Saddle is”+max)</text:span></text:p>
        </text:list-item>
        <text:list-item>
          <text:p text:style-name="P284"><text:span text:style-name="T285">If flag=0,Print(“No Saddle Point”)</text:span></text:p>
        </text:list-item>
        <text:list-item>
          <text:p text:style-name="P286"><text:span text:style-name="T287">End the for loop</text:span></text:p>
        </text:list-item>
        <text:list-item>
          <text:p text:style-name="P288"><text:span text:style-name="T289">End of main method</text:span></text:p>
        </text:list-item>
      </text:list>
      <text:p text:style-name="P290">End of class</text:p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line-height="100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GB"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fo:font-size="11pt" style:font-size-asian="11pt" style:font-size-complex="11pt" fo:language="en" fo:country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26LVL1" style:family="text">
      <style:text-properties fo:font-size="8pt" style:font-size-asian="8pt" style:font-size-complex="8pt"/>
    </style:style>
    <style:style style:name="WW_CharLFO27LVL1" style:family="text">
      <style:text-properties fo:font-size="8pt" style:font-size-asian="8pt" style:font-size-complex="8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-0.375in" text:min-label-width="0.5in" text:list-level-position-and-space-mode="label-alignment">
          <style:list-level-label-alignment text:label-followed-by="listtab" fo:margin-left="0.1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125in" text:list-level-position-and-space-mode="label-alignment">
          <style:list-level-label-alignment text:label-followed-by="listtab" fo:margin-left="0.875in" fo:text-indent="-0.125in"/>
        </style:list-level-properties>
      </text:list-level-style-number>
      <text:list-level-style-number text:level="4" style:num-suffix="." style:num-format="1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5in" text:min-label-width="0.125in" text:list-level-position-and-space-mode="label-alignment">
          <style:list-level-label-alignment text:label-followed-by="listtab" fo:margin-left="2.375in" fo:text-indent="-0.125in"/>
        </style:list-level-properties>
      </text:list-level-style-number>
      <text:list-level-style-number text:level="7" style:num-suffix="." style:num-format="1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5in" text:min-label-width="0.125in" text:list-level-position-and-space-mode="label-alignment">
          <style:list-level-label-alignment text:label-followed-by="listtab" fo:margin-left="3.8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-0.375in" text:min-label-width="0.5in" text:list-level-position-and-space-mode="label-alignment">
          <style:list-level-label-alignment text:label-followed-by="listtab" fo:margin-left="0.1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625in" text:min-label-width="0.5in" text:list-level-position-and-space-mode="label-alignment">
          <style:list-level-label-alignment text:label-followed-by="listtab" fo:margin-left="1.1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7">
      <text:list-level-style-number text:level="1" text:style-name="WW_CharLFO27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125in" fo:margin-left="0.5625in" fo:margin-bottom="0.6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AA</meta:initial-creator>
    <dc:creator>Aneesh Nair</dc:creator>
    <meta:creation-date>2021-07-28T16:47:00Z</meta:creation-date>
    <dc:date>2021-07-28T16:47:00Z</dc:date>
    <meta:template xlink:href="Normal.dotm" xlink:type="simple"/>
    <meta:editing-cycles>2</meta:editing-cycles>
    <meta:editing-duration>PT60S</meta:editing-duration>
    <meta:document-statistic meta:page-count="5" meta:paragraph-count="13" meta:word-count="1022" meta:character-count="6840" meta:row-count="48" meta:non-whitespace-character-count="5831"/>
  </office:meta>
</office:document-meta>
</file>